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d986" officeooo:paragraph-rsid="001dd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o ser bom aluno</text:p>
      <text:p text:style-name="P1">Estude muito e muito, venha para a escola e leia mais, deixe o celular desligado por algumas ho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1:18:22.794071509</meta:creation-date>
    <dc:date>2022-09-19T11:20:05.797884534</dc:date>
    <meta:editing-duration>PT1M43S</meta:editing-duration>
    <meta:editing-cycles>1</meta:editing-cycles>
    <meta:document-statistic meta:table-count="0" meta:image-count="0" meta:object-count="0" meta:page-count="1" meta:paragraph-count="2" meta:word-count="22" meta:character-count="117" meta:non-whitespace-character-count="97"/>
    <meta:generator>LibreOffice/5.1.6.2$Linux_X86_64 LibreOffice_project/10m0$Build-2</meta:generator>
  </office:meta>
</office:document-meta>
</file>